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start" style:justify-single-word="false"/>
      <style:text-properties style:font-name="DejaVu Math TeX Gyre" fo:font-size="14pt" fo:font-weight="normal" officeooo:rsid="00153aa6" officeooo:paragraph-rsid="0010148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Math TeX Gyre" fo:font-size="14pt" fo:font-weight="normal" officeooo:rsid="00153aa6" officeooo:paragraph-rsid="00101483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DejaVu Math TeX Gyre" fo:font-size="14pt" fo:font-weight="normal" officeooo:rsid="00153aa6" officeooo:paragraph-rsid="0010148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Math TeX Gyre" fo:font-size="14pt" fo:font-weight="normal" officeooo:rsid="0013bcfc" officeooo:paragraph-rsid="00101483" style:font-size-asian="14pt" style:font-weight-asian="normal" style:font-size-complex="14pt" style:font-weight-complex="normal"/>
    </style:style>
    <style:style style:name="P5" style:family="paragraph" style:parent-style-name="Heading_20_1">
      <style:paragraph-properties fo:text-align="start" style:justify-single-word="false"/>
      <style:text-properties style:font-name="DejaVu Math TeX Gyre" fo:font-size="14pt" fo:font-weight="bold" officeooo:rsid="00153aa6" officeooo:paragraph-rsid="0010148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Math TeX Gyre" fo:font-size="14pt" fo:font-weight="bold" officeooo:rsid="00153aa6" officeooo:paragraph-rsid="0010148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Math TeX Gyre" fo:font-size="14pt" fo:font-weight="bold" officeooo:rsid="0013bcfc" officeooo:paragraph-rsid="00101483" style:font-size-asian="14pt" style:font-weight-asian="bold" style:font-size-complex="14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5">
      <style:text-properties officeooo:rsid="001e5bff" officeooo:paragraph-rsid="00137b59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text-properties officeooo:paragraph-rsid="00137b5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5bff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5bff" style:font-weight-asian="bold" style:font-weight-complex="bold"/>
    </style:style>
    <style:style style:name="T5" style:family="text">
      <style:text-properties officeooo:rsid="001e5b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utação Paralela e Distribuída</text:p>
      <text:p text:style-name="P4">Ano Lectivo 2025-26</text:p>
      <text:p text:style-name="P4">Laboratório - Aula 1</text:p>
      <text:p text:style-name="P7"><text:span text:style-name="T1"/></text:p>
      <text:p text:style-name="P7">RELATÓRIO</text:p>
      <text:p text:style-name="P7"/>
      <text:p text:style-name="P7"/>
      <text:p text:style-name="P2">NOME: BERNARDO ANTÓNIO LEÃO DOS SANTOS</text:p>
      <text:p text:style-name="P2">MATRICULA: 20230470</text:p>
      <text:p text:style-name="P2"/>
      <text:p text:style-name="P2">2. Gestor de tarefas pessoais</text:p>
      <text:p text:style-name="P2">Construa uma aplicação de organização pessoal que permite gerir as tarefas</text:p>
      <text:p text:style-name="P2">pendentes de uma pessoa. Cada tarefa:</text:p>
      <text:p text:style-name="P2">é identificada por uma sequência de caracteres única que, por</text:p>
      <text:p text:style-name="P2">simplicidade, não pode conter espaços;</text:p>
      <text:p text:style-name="P2">tem uma prioridade, definida por um inteiro entre 0 e 5 (5 é mais</text:p>
      <text:p text:style-name="P2">prioritária, 0 é menos prioritária).</text:p>
      <text:p text:style-name="P2">A aplicação tem os seguintes comandos:</text:p>
      <text:p text:style-name="P2">$ new &lt;prioridade&gt; &lt;id-nova-tarefa&gt;</text:p>
      <text:p text:style-name="P2">que insere a nova tarefa;</text:p>
      <text:p text:style-name="P2">$ list &lt;prioridade&gt;</text:p>
      <text:p text:style-name="P2">que lista todas as tarefas com tarefa da prioridade indicada ou superior;</text:p>
      <text:p text:style-name="P2">a listagem deve estar ordenada por prioridade (mais prioritárias</text:p>
      <text:p text:style-name="P2">primeiro) e, entre tarefas igualmente prioritárias, por data de criação</text:p>
      <text:p text:style-name="P2">(mais recentes primeiro);</text:p>
      <text:p text:style-name="P2">$ complete &lt;id-nova-tarefa&gt;</text:p>
      <text:p text:style-name="P2">que retira a tarefa indicada; caso a tarefa não exista, deve ser</text:p>
      <text:p text:style-name="P2">apresentada a mensagem de erro "TAREFA INEXISTENTE”.</text:p>
      <text:p text:style-name="P2">Sugestão: usar tantas listas quanto níveis de prioridade.</text:p>
      <text:p text:style-name="P2"/>
      <text:h text:style-name="P5" text:outline-level="1"><text:s/>PASSO 1 — Criar a estrutura de dados</text:h>
      <text:p text:style-name="Text_20_body">Cada tarefa terá:</text:p>
      <text:list text:style-name="L1">
        <text:list-item>
          <text:p text:style-name="P9">ID (string sem espaços) </text:p>
        </text:list-item>
        <text:list-item>
          <text:p text:style-name="P9">Prioridade (0–5) </text:p>
        </text:list-item>
        <text:list-item>
          <text:p text:style-name="P9">Timestamp ou ordem de criação (para desempatar) </text:p>
        </text:list-item>
        <text:list-item>
          <text:p text:style-name="P8">Ponteiro para próxima tarefa (lista ligada)</text:p>
        </text:list-item>
      </text:list>
      <text:p text:style-name="Text_20_body"/>
      <text:p text:style-name="Text_20_body"/>
      <text:p text:style-name="Text_20_body"><text:soft-page-break/></text:p>
      <text:p text:style-name="P2">#include &lt;stdio.h&gt;</text:p>
      <text:p text:style-name="P2">#include &lt;stdlib.h&gt;</text:p>
      <text:p text:style-name="P2">#include &lt;string.h&gt;</text:p>
      <text:p text:style-name="P2">#include &lt;time.h&gt;</text:p>
      <text:p text:style-name="P2"/>
      <text:p text:style-name="P2">typedef struct tarefa {</text:p>
      <text:p text:style-name="P2"><text:s text:c="4"/>char id[50];</text:p>
      <text:p text:style-name="P2"><text:s text:c="4"/>int prioridade;</text:p>
      <text:p text:style-name="P2"><text:s text:c="4"/>int timestamp; // para ordenar por criação</text:p>
      <text:p text:style-name="P2"><text:s text:c="4"/>struct tarefa *next;</text:p>
      <text:p text:style-name="P2">} Tarefa;</text:p>
      <text:p text:style-name="P2"/>
      <text:p text:style-name="P6">PASSO 2 — Função para criar nova tarefa</text:p>
      <text:p text:style-name="P2"/>
      <text:p text:style-name="P2">Tarefa* criar_tarefa(Tarefa *lista[], char *id, int prioridade, int tempo) {</text:p>
      <text:p text:style-name="P2"><text:s text:c="4"/>Tarefa *novo = (Tarefa*) malloc(sizeof(Tarefa));</text:p>
      <text:p text:style-name="P2"><text:s text:c="4"/>strcpy(novo-&gt;id, id);</text:p>
      <text:p text:style-name="P2"><text:s text:c="4"/>novo-&gt;prioridade = prioridade;</text:p>
      <text:p text:style-name="P2"><text:s text:c="4"/>novo-&gt;timestamp = tempo;</text:p>
      <text:p text:style-name="P2"/>
      <text:p text:style-name="P2"><text:s text:c="4"/>// Inserir no início da lista da prioridade</text:p>
      <text:p text:style-name="P2"><text:s text:c="4"/>novo-&gt;next = lista[prioridade];</text:p>
      <text:p text:style-name="P2"><text:s text:c="4"/>lista[prioridade] = novo;</text:p>
      <text:p text:style-name="P2"/>
      <text:p text:style-name="P2"><text:s text:c="4"/>return novo;</text:p>
      <text:p text:style-name="P2">}</text:p>
      <text:p text:style-name="P2"/>
      <text:p text:style-name="P6">PASSO 3 — Função para listar tarefas</text:p>
      <text:p text:style-name="P2">void listar(Tarefa *lista[], int prioridade_min) {</text:p>
      <text:p text:style-name="P2"><text:s text:c="4"/>printf("Tarefas (prioridade &gt;= %d):\n", prioridade_min);</text:p>
      <text:p text:style-name="P2"/>
      <text:p text:style-name="P2"><text:s text:c="4"/>for (int p = 5; p &gt;= prioridade_min; p--) { // prioridade mais alta primeiro</text:p>
      <text:p text:style-name="P2"><text:s text:c="8"/>Tarefa *atual = lista[p];</text:p>
      <text:p text:style-name="P2"><text:s text:c="8"/>while (atual != NULL) {</text:p>
      <text:p text:style-name="P2"><text:s text:c="12"/>printf("ID: %s | Prioridade: %d | Timestamp: %d\n",</text:p>
      <text:p text:style-name="P2"><text:s text:c="19"/>atual-&gt;id, atual-&gt;prioridade, atual-&gt;timestamp);</text:p>
      <text:p text:style-name="P2"><text:s text:c="12"/>atual = atual-&gt;next;</text:p>
      <text:p text:style-name="P2"><text:s text:c="8"/>}</text:p>
      <text:p text:style-name="P2"><text:s text:c="4"/>}</text:p>
      <text:p text:style-name="P2">}</text:p>
      <text:p text:style-name="P3"><text:soft-page-break/>Ordenação:</text:p>
      <text:list text:style-name="L2">
        <text:list-item>
          <text:p text:style-name="P11">Prioridade mais alta primeiro (<text:span text:style-name="Source_20_Text">5 → 0</text:span>) </text:p>
        </text:list-item>
        <text:list-item>
          <text:p text:style-name="P10">Dentro da prioridade, já inserimos <text:span text:style-name="Strong_20_Emphasis">novas no início</text:span>, logo mais recentes primeiro.</text:p>
        </text:list-item>
      </text:list>
      <text:p text:style-name="P6">PASSO 4 — Função para completar/remover tarefa</text:p>
      <text:p text:style-name="P2">int completar(Tarefa *lista[], char *id) {</text:p>
      <text:p text:style-name="P2"><text:s text:c="4"/>for (int p = 0; p &lt;= 5; p++) { // percorrer todas as listas</text:p>
      <text:p text:style-name="P2"><text:s text:c="8"/>Tarefa *atual = lista[p];</text:p>
      <text:p text:style-name="P2"><text:s text:c="8"/>Tarefa *ant = NULL;</text:p>
      <text:p text:style-name="P2"/>
      <text:p text:style-name="P2"><text:s text:c="8"/>while (atual != NULL) {</text:p>
      <text:p text:style-name="P2"><text:s text:c="12"/>if (strcmp(atual-&gt;id, id) == 0) {</text:p>
      <text:p text:style-name="P2"><text:s text:c="16"/>if (ant == NULL) {</text:p>
      <text:p text:style-name="P2"><text:s text:c="20"/>lista[p] = atual-&gt;next;</text:p>
      <text:p text:style-name="P2"><text:s text:c="16"/>} else {</text:p>
      <text:p text:style-name="P2"><text:s text:c="20"/>ant-&gt;next = atual-&gt;next;</text:p>
      <text:p text:style-name="P2"><text:s text:c="16"/>}</text:p>
      <text:p text:style-name="P2"><text:s text:c="16"/>free(atual);</text:p>
      <text:p text:style-name="P2"><text:s text:c="16"/>return 1; // sucesso</text:p>
      <text:p text:style-name="P2"><text:s text:c="12"/>}</text:p>
      <text:p text:style-name="P2"><text:s text:c="12"/>ant = atual;</text:p>
      <text:p text:style-name="P2"><text:s text:c="12"/>atual = atual-&gt;next;</text:p>
      <text:p text:style-name="P2"><text:s text:c="8"/>}</text:p>
      <text:p text:style-name="P2"><text:s text:c="4"/>}</text:p>
      <text:p text:style-name="P2"/>
      <text:p text:style-name="P2"><text:s text:c="4"/>printf("TAREFA INEXISTENTE\n");</text:p>
      <text:p text:style-name="P2"><text:s text:c="4"/>return 0; // não encontrada</text:p>
      <text:p text:style-name="P2">}</text:p>
      <text:p text:style-name="P2"/>
      <text:p text:style-name="P2"><text:span text:style-name="T3">PASSO 5 — Função </text:span><text:span text:style-name="Source_20_Text"><text:span text:style-name="T3">main</text:span></text:span><text:span text:style-name="T3"> com comandos simulados</text:span></text:p>
      <text:p text:style-name="P2">int main() {</text:p>
      <text:p text:style-name="P2"><text:s text:c="4"/>Tarefa *listas[6] = {NULL}; // 6 níveis de prioridade</text:p>
      <text:p text:style-name="P2"><text:s text:c="4"/>int timestamp = 0; // para controlar ordem de criação</text:p>
      <text:p text:style-name="P2"/>
      <text:p text:style-name="P2"><text:s text:c="4"/>char comando[20], id[50];</text:p>
      <text:p text:style-name="P2"><text:s text:c="4"/>int prioridade;</text:p>
      <text:p text:style-name="P2"/>
      <text:p text:style-name="P2"><text:s text:c="4"/>while (1) {</text:p>
      <text:p text:style-name="P2"><text:s text:c="8"/>printf("Comando: ");</text:p>
      <text:p text:style-name="P2"><text:s text:c="8"/>if (scanf("%s", comando) != 1) break;</text:p>
      <text:p text:style-name="P2"/>
      <text:p text:style-name="P2"><text:s text:c="8"/>if (strcmp(comando, "new") == 0) {</text:p>
      <text:p text:style-name="P2"><text:s text:c="12"/>scanf("%d %s", &amp;prioridade, id);</text:p>
      <text:p text:style-name="P2"><text:soft-page-break/><text:s text:c="12"/>if (prioridade &lt; 0 || prioridade &gt; 5) {</text:p>
      <text:p text:style-name="P2"><text:s text:c="16"/>printf("Prioridade inválida!\n");</text:p>
      <text:p text:style-name="P2"><text:s text:c="16"/>continue;</text:p>
      <text:p text:style-name="P2"><text:s text:c="12"/>}</text:p>
      <text:p text:style-name="P2"><text:s text:c="12"/>criar_tarefa(listas, id, prioridade, timestamp++);</text:p>
      <text:p text:style-name="P2"><text:s text:c="8"/>} else if (strcmp(comando, "list") == 0) {</text:p>
      <text:p text:style-name="P2"><text:s text:c="12"/>scanf("%d", &amp;prioridade);</text:p>
      <text:p text:style-name="P2"><text:s text:c="12"/>if (prioridade &lt; 0 || prioridade &gt; 5) prioridade = 0;</text:p>
      <text:p text:style-name="P2"><text:s text:c="12"/>listar(listas, prioridade);</text:p>
      <text:p text:style-name="P2"><text:s text:c="8"/>} else if (strcmp(comando, "complete") == 0) {</text:p>
      <text:p text:style-name="P2"><text:s text:c="12"/>scanf("%s", id);</text:p>
      <text:p text:style-name="P2"><text:s text:c="12"/>completar(listas, id);</text:p>
      <text:p text:style-name="P2"><text:s text:c="8"/>} else {</text:p>
      <text:p text:style-name="P2"><text:s text:c="12"/>printf("Comando desconhecido!\n");</text:p>
      <text:p text:style-name="P2"><text:s text:c="8"/>}</text:p>
      <text:p text:style-name="P2"><text:s text:c="4"/>}</text:p>
      <text:p text:style-name="P2"/>
      <text:p text:style-name="P2"><text:s text:c="4"/>return 0;</text:p>
      <text:p text:style-name="P2">}</text:p>
      <text:p text:style-name="P2"/>
      <text:p text:style-name="P6">PASSO 6 — Compilar e executar</text:p>
      <text:p text:style-name="P2">gcc gestor_tarefas.c -o gestor_tarefas</text:p>
      <text:p text:style-name="P2">./gestor_tarefas</text:p>
      <text:p text:style-name="P2"/>
      <text:p text:style-name="P6">Comando: new 5 tarefa1</text:p>
      <text:p text:style-name="P6">Comando: new 3 tarefa2</text:p>
      <text:p text:style-name="P6">Comando: new 5 tarefa3</text:p>
      <text:p text:style-name="P6">Comando: list 3</text:p>
      <text:p text:style-name="P6">ID: tarefa3 | Prioridade: 5 | Timestamp: 2</text:p>
      <text:p text:style-name="P6">ID: tarefa1 | Prioridade: 5 | Timestamp: 0</text:p>
      <text:p text:style-name="P6">ID: tarefa2 | Prioridade: 3 | Timestamp: 1</text:p>
      <text:p text:style-name="P6">Comando: complete tarefa1</text:p>
      <text:p text:style-name="P6">Comando: list 0</text:p>
      <text:p text:style-name="P6">ID: tarefa3 | Prioridade: 5 | Timestamp: 2</text:p>
      <text:p text:style-name="P6">ID: tarefa2 | Prioridade: 3 | Timestamp: 1</text:p>
      <text:p text:style-name="P6">Comando: complete tarefaX</text:p>
      <text:p text:style-name="P6">TAREFA INEXISTENTE</text:p>
      <text:h text:style-name="P1" text:outline-level="1">Explicação passo a passo</text:h>
      <text:list text:style-name="L3">
        <text:list-item>
          <text:p text:style-name="P12">Cada prioridade tem sua <text:span text:style-name="Strong_20_Emphasis">lista ligada</text:span> → fácil de filtrar. </text:p>
        </text:list-item>
        <text:list-item>
          <text:p text:style-name="P12">Novas tarefas entram no início → <text:span text:style-name="Strong_20_Emphasis">mais recentes primeiro</text:span>. </text:p>
        </text:list-item>
        <text:list-item>
          <text:p text:style-name="P12"><text:span text:style-name="Source_20_Text">list</text:span> percorre prioridades <text:span text:style-name="Strong_20_Emphasis">maiores primeiro</text:span>, mostrando as tarefas de forma correta. </text:p>
        </text:list-item>
      </text:list>
      <text:list text:style-name="L5">
        <text:list-item>
          <text:p text:style-name="P14"><text:span text:style-name="Source_20_Text">complete</text:span> percorre todas as listas → remove tarefa pelo ID ou imprime mensagem de erro.</text:p>
        </text:list-item>
        <text:list-item>
          <text:p text:style-name="P15"><text:soft-page-break/><text:span text:style-name="Strong_20_Emphasis">Autor</text:span>: <text:span text:style-name="T5">Bernardo António Leão dos Santos</text:span></text:p>
        </text:list-item>
        <text:list-item>
          <text:p text:style-name="P15"><text:span text:style-name="T4">Matrícula: </text:span><text:span text:style-name="T2">20230470</text:span><text:line-break/><text:span text:style-name="Strong_20_Emphasis">Disciplina</text:span>: <text:span text:style-name="T5">CPD</text:span></text:p>
        </text:list-item>
        <text:list-item>
          <text:p text:style-name="P13"><text:span text:style-name="T3">github</text:span>: Berlion77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15:44:53.915163501</meta:creation-date>
    <dc:date>2026-03-23T14:41:12.198891394</dc:date>
    <meta:editing-duration>PT12M4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142" meta:word-count="692" meta:character-count="4924" meta:non-whitespace-character-count="3796"/>
  </office:meta>
</office:document-meta>
</file>